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mponent_long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10.1016/j.biombioe.2008.08.012</text:p>
          </table:table-cell>
          <table:table-cell office:value-type="string" calcext:value-type="string">
            <text:p>ManureEcoMine: Green fertilizer upcycling from manure: Technological, economic and environmental demonstration (ENV.2013.6.3-2/603744) – Grant agreement no. 603744 sustainability</text:p>
          </table:table-cell>
          <table:table-cell office:value-type="string" calcext:value-type="string">
            <text:p>Lactating cow USDA Agricultural Waste Management Field</text:p>
            <text:p>Handbook</text:p>
            <text:p/>
          </table:table-cell>
          <table:table-cell office:value-type="string" calcext:value-type="string">
            <text:p>Calf USDA Agricultural Waste Management Field</text:p>
            <text:p>Handbook</text:p>
            <text:p/>
          </table:table-cell>
          <table:table-cell office:value-type="string" calcext:value-type="string">
            <text:p>Heifer USDA Agricultural Waste Management Field</text:p>
            <text:p>Handbook</text:p>
            <text:p/>
          </table:table-cell>
          <table:table-cell office:value-type="string" calcext:value-type="string">
            <text:p>Dry cow USDA Agricultural Waste Management Field</text:p>
            <text:p>Handbook</text:p>
            <text:p/>
          </table:table-cell>
          <table:table-cell office:value-type="string" calcext:value-type="string">
            <text:p>From digestate study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Wa</text:p>
          </table:table-cell>
          <table:table-cell table:formula="of:=AVERAGE([.D2:.I2])" office:value-type="float" office:value="84.8833333333333" calcext:value-type="float">
            <text:p>84.8833333333333</text:p>
          </table:table-cell>
          <table:table-cell office:value-type="float" office:value="82.4" calcext:value-type="float">
            <text:p>82.4</text:p>
          </table:table-cell>
          <table:table-cell office:value-type="float" office:value="86.9" calcext:value-type="float">
            <text:p>86.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table:formula="of:=AVERAGE([.D3:.I3])" office:value-type="float" office:value="5.0336" calcext:value-type="float">
            <text:p>5.0336</text:p>
          </table:table-cell>
          <table:table-cell office:value-type="float" office:value="5.0336" calcext:value-type="float">
            <text:p>5.03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table:formula="of:=AVERAGE([.D4:.I4])" office:value-type="float" office:value="0.500337837240159" calcext:value-type="float">
            <text:p>0.500337837240159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676691729323308" calcext:value-type="float">
            <text:p>0.676691729323308</text:p>
          </table:table-cell>
          <table:table-cell office:value-type="float" office:value="0.518518518518519" calcext:value-type="float">
            <text:p>0.518518518518519</text:p>
          </table:table-cell>
          <table:table-cell office:value-type="float" office:value="0.481481481481482" calcext:value-type="float">
            <text:p>0.481481481481482</text:p>
          </table:table-cell>
          <table:table-cell office:value-type="float" office:value="0.588235294117647" calcext:value-type="float">
            <text:p>0.588235294117647</text:p>
          </table:table-cell>
          <table:table-cell/>
        </table:table-row>
        <table:table-row table:style-name="ro2"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table:formula="of:=AVERAGE([.D5:.I5])" office:value-type="float" office:value="0.0811305073686395" calcext:value-type="float">
            <text:p>0.081130507368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12781954887218" calcext:value-type="float">
            <text:p>0.112781954887218</text:p>
          </table:table-cell>
          <table:table-cell office:value-type="float" office:value="0.074074074074074" calcext:value-type="float">
            <text:p>0.074074074074074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float" office:value="0.0823529411764706" calcext:value-type="float">
            <text:p>0.082352941176471</text:p>
          </table:table-cell>
          <table:table-cell/>
        </table:table-row>
        <table:table-row table:style-name="ro2"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table:formula="of:=AVERAGE([.D6:.J6])" office:value-type="float" office:value="0.117" calcext:value-type="float">
            <text:p>0.117</text:p>
          </table:table-cell>
          <table:table-cell table:number-columns-repeated="6"/>
          <table:table-cell office:value-type="float" office:value="0.117" calcext:value-type="float">
            <text:p>0.117</text:p>
          </table:table-cell>
        </table:table-row>
        <table:table-row table:style-name="ro2"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table:formula="of:=AVERAGE([.D7:.I7])" office:value-type="float" office:value="0.181459637110205" calcext:value-type="float">
            <text:p>0.18145963711020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308270676691729" calcext:value-type="float">
            <text:p>0.308270676691729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203703703703704" calcext:value-type="float">
            <text:p>0.203703703703704</text:p>
          </table:table-cell>
          <table:table-cell office:value-type="float" office:value="0.188235294117647" calcext:value-type="float">
            <text:p>0.188235294117647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Rest</text:p>
          </table:table-cell>
          <table:table-cell table:formula="of:=100-SUM([.C2:.C7])" office:value-type="float" office:value="9.20313868494767" calcext:value-type="float">
            <text:p>9.20313868494767</text:p>
          </table:table-cell>
          <table:table-cell table:formula="of:=100-SUM([.D2:.D7])" office:value-type="float" office:value="12.1264" calcext:value-type="float">
            <text:p>12.1264</text:p>
          </table:table-cell>
          <table:table-cell table:formula="of:=100-SUM([.E2:.E7])" office:value-type="float" office:value="12.419" calcext:value-type="float">
            <text:p>12.419</text:p>
          </table:table-cell>
          <table:table-cell table:formula="of:=100-SUM([.F2:.F7])" office:value-type="float" office:value="11.9022556390977" calcext:value-type="float">
            <text:p>11.9022556390977</text:p>
          </table:table-cell>
          <table:table-cell table:formula="of:=100-SUM([.G2:.G7])" office:value-type="float" office:value="16.2592592592593" calcext:value-type="float">
            <text:p>16.2592592592593</text:p>
          </table:table-cell>
          <table:table-cell table:formula="of:=100-SUM([.H2:.H7])" office:value-type="float" office:value="16.2407407407407" calcext:value-type="float">
            <text:p>16.2407407407407</text:p>
          </table:table-cell>
          <table:table-cell table:formula="of:=100-SUM([.I2:.I7])" office:value-type="float" office:value="12.1411764705882" calcext:value-type="float">
            <text:p>12.1411764705882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NH3_N_ratio</text:p>
          </table:table-cell>
          <table:table-cell table:formula="of:=AVERAGE([.D9:.I9])" office:value-type="float" office:value="0.410695413231875" calcext:value-type="float">
            <text:p>0.410695413231875</text:p>
          </table:table-cell>
          <table:table-cell/>
          <table:table-cell office:value-type="float" office:value="0.410695413231875" calcext:value-type="float">
            <text:p>0.410695413231875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PO4_P_ratio</text:p>
          </table:table-cell>
          <table:table-cell table:formula="of:=AVERAGE([.D10:.I10])" office:value-type="float" office:value="0.648291069459757" calcext:value-type="float">
            <text:p>0.648291069459757</text:p>
          </table:table-cell>
          <table:table-cell/>
          <table:table-cell office:value-type="float" office:value="0.648291069459757" calcext:value-type="float">
            <text:p>0.6482910694597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Ion_Ca_ratio</text:p>
          </table:table-cell>
          <table:table-cell office:value-type="string" calcext:value-type="string">
            <text:p>Caion_Ca_ratio</text:p>
          </table:table-cell>
          <table:table-cell table:formula="of:=AVERAGE([.D11:.J11])" office:value-type="float" office:value="0.154" calcext:value-type="float">
            <text:p>0.154</text:p>
          </table:table-cell>
          <table:table-cell table:number-columns-repeated="6"/>
          <table:table-cell office:value-type="float" office:value="0.154" calcext:value-type="float">
            <text:p>0.154</text:p>
          </table:table-cell>
        </table:table-row>
        <table:table-row table:style-name="ro2">
          <table:table-cell office:value-type="string" calcext:value-type="string">
            <text:p>KIon_K_ratio </text:p>
          </table:table-cell>
          <table:table-cell office:value-type="string" calcext:value-type="string">
            <text:p>Kion_K_ratio</text:p>
          </table:table-cell>
          <table:table-cell table:formula="of:=AVERAGE([.D12:.J1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DM</text:p>
          </table:table-cell>
          <table:table-cell table:formula="of:=AVERAGE([.D13:.I13])" office:value-type="float" office:value="15.1166666666667" calcext:value-type="float">
            <text:p>15.11666666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Alkalinity</text:p>
          </table:table-cell>
          <table:table-cell office:value-type="string" calcext:value-type="string">
            <text:p>Alk</text:p>
          </table:table-cell>
          <table:table-cell table:number-columns-repeated="8"/>
        </table:table-row>
        <table:table-row table:style-name="ro2">
          <table:table-cell table:number-columns-repeated="2" office:value-type="string" calcext:value-type="string">
            <text:p>pH</text:p>
          </table:table-cell>
          <table:table-cell table:formula="of:=AVERAGE([.D15:.I15])" office:value-type="float" office:value="7.24" calcext:value-type="float">
            <text:p>7.24</text:p>
          </table:table-cell>
          <table:table-cell/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EC</text:p>
          </table:table-cell>
          <table:table-cell table:formula="of:=AVERAGE([.D16:.I16])" office:value-type="float" office:value="12.8" calcext:value-type="float">
            <text:p>12.8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8:27:32.14451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19-01-26T18:33:01.800090036</dc:date>
    <meta:editing-duration>PT57M55S</meta:editing-duration>
    <meta:editing-cycles>7</meta:editing-cycles>
    <meta:document-statistic meta:table-count="1" meta:cell-count="98" meta:object-count="0"/>
  </office:meta>
</office:document-meta>
</file>